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svg:font-family="Times"/>
    <style:font-face style:name="Trebuchet MS" svg:font-family="'Trebuchet MS'"/>
    <style:font-face style:name="Arial1"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en" fo:country="US" fo:font-style="italic"/>
    </style:style>
    <style:style style:name="P2" style:family="paragraph" style:parent-style-name="Heading_20_2" style:list-style-name="">
      <style:text-properties fo:language="en" fo:country="US" fo:font-weight="bold"/>
    </style:style>
    <style:style style:name="P3" style:family="paragraph" style:parent-style-name="Heading_20_2" style:list-style-name=""/>
    <style:style style:name="P4" style:family="paragraph" style:parent-style-name="Heading_20_1" style:master-page-name="Standard">
      <style:paragraph-properties fo:line-height="115%" style:page-number="auto" fo:break-before="auto" fo:break-after="auto" style:writing-mode="lr-tb"/>
    </style:style>
    <style:style style:name="P5" style:family="paragraph" style:parent-style-name="Text_20_body">
      <style:paragraph-properties fo:line-height="115%" style:writing-mode="lr-tb"/>
      <style:text-properties fo:font-style="normal" style:font-style-asian="normal" style:font-style-complex="normal"/>
    </style:style>
    <style:style style:name="P6" style:family="paragraph" style:parent-style-name="Text_20_body" style:list-style-name=""/>
    <style:style style:name="P7" style:family="paragraph" style:parent-style-name="Text_20_body" style:list-style-name="">
      <style:text-properties fo:language="en" fo:country="US"/>
    </style:style>
    <style:style style:name="P8" style:family="paragraph" style:parent-style-name="Text_20_body" style:list-style-name="L1">
      <style:paragraph-properties fo:margin-top="0cm" fo:margin-bottom="0.212cm"/>
    </style:style>
    <style:style style:name="T1" style:family="text">
      <style:text-properties fo:language="en" fo:country="US"/>
    </style:style>
    <style:style style:name="T2" style:family="text">
      <style:text-properties fo:language="en" fo:country="US" fo:font-style="italic"/>
    </style:style>
    <style:style style:name="T3" style:family="text">
      <style:text-properties fo:language="en" fo:country="US" fo:font-style="italic" style:font-style-asian="italic" style:font-style-complex="italic"/>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color="#000000" style:font-name="Times" fo:font-size="11.5pt" fo:language="en" fo:country="US" fo:background-color="#ffffff"/>
    </style:style>
    <style:style style:name="T8" style:family="text">
      <style:text-properties style:font-name="Arial1" style:font-name-asian="Arial1" style:font-name-complex="Arial1"/>
    </style:style>
    <style:style style:name="T9" style:family="text">
      <style:text-properties style:font-name="Arial1" fo:language="en" fo:country="US" style:font-name-asian="Arial1" style:font-name-complex="Arial1"/>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Variable star names used in VSX</text:h>
      <text:h text:style-name="P5" text:outline-level="10"><text:span text:style-name="T1">(contributed by </text:span><text:span text:style-name="T1"><office:annotation><dc:date>2014-06-22T10:45:44</dc:date><text:p>&lt;!--[if gte mso 9]&gt;&lt;xml&gt;</text:p><text:p><text:s/>&lt;o:DocumentProperties&gt;</text:p><text:p><text:s text:c="2"/>&lt;o:Template&gt;Normal.dotm&lt;/o:Template&gt;</text:p><text:p><text:s text:c="2"/>&lt;o:Revision&gt;0&lt;/o:Revision&gt;</text:p><text:p><text:s text:c="2"/>&lt;o:TotalTime&gt;0&lt;/o:TotalTime&gt;</text:p><text:p><text:s text:c="2"/>&lt;o:Pages&gt;1&lt;/o:Pages&gt;</text:p><text:p><text:s text:c="2"/>&lt;o:Words&gt;2298&lt;/o:Words&gt;</text:p><text:p><text:s text:c="2"/>&lt;o:Characters&gt;13102&lt;/o:Characters&gt;</text:p><text:p><text:s text:c="2"/>&lt;o:Company&gt;Private&lt;/o:Company&gt;</text:p><text:p><text:s text:c="2"/>&lt;o:Lines&gt;109&lt;/o:Lines&gt;</text:p><text:p><text:s text:c="2"/>&lt;o:Paragraphs&gt;26&lt;/o:Paragraphs&gt;</text:p><text:p><text:s text:c="2"/>&lt;o:CharactersWithSpaces&gt;16090&lt;/o:CharactersWithSpaces&gt;</text:p><text:p><text:s text:c="2"/>&lt;o:Version&gt;12.1&lt;/o:Version&gt;</text:p><text:p><text:s/>&lt;/o:DocumentProperties&gt;</text:p><text:p><text:s/>&lt;o:OfficeDocumentSettings&gt;</text:p><text:p><text:s text:c="2"/>&lt;o:AllowPNG/&gt;</text:p><text:p><text:s/>&lt;/o:OfficeDocumentSettings&gt;</text:p><text:p>&lt;/xml&gt;&lt;![endif]--&gt;</text:p></office:annotation></text:span><text:span text:style-name="T1"><office:annotation><dc:date>2014-06-22T10:45:44</dc:date><text:p>&lt;!--[if gte mso 9]&gt;&lt;xml&gt;</text:p><text:p><text:s/>&lt;w:WordDocument&gt;</text:p><text:p><text:s text:c="2"/>&lt;w:Zoom&gt;0&lt;/w:Zoom&gt;</text:p><text:p><text:s text:c="2"/>&lt;w:TrackMoves&gt;false&lt;/w:TrackMoves&gt;</text:p><text:p><text:s text:c="2"/>&lt;w:TrackFormatting/&gt;</text:p><text:p><text:s text:c="2"/>&lt;w:PunctuationKerning/&gt;</text:p><text:p><text:s text:c="2"/>&lt;w:DrawingGridHorizontalSpacing&gt;18 pt&lt;/w:DrawingGridHorizontalSpacing&gt;</text:p><text:p><text:s text:c="2"/>&lt;w:DrawingGridVerticalSpacing&gt;18 pt&lt;/w:DrawingGridVerticalSpacing&gt;</text:p><text:p><text:s text:c="2"/>&lt;w:DisplayHorizontalDrawingGridEvery&gt;0&lt;/w:DisplayHorizontalDrawingGridEvery&gt;</text:p><text:p><text:s text:c="2"/>&lt;w:DisplayVerticalDrawingGridEvery&gt;0&lt;/w:DisplayVerticalDrawingGridEvery&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Compatibility&gt;</text:p><text:p><text:s text:c="3"/>&lt;w:BreakWrappedTables/&gt;</text:p><text:p><text:s text:c="3"/>&lt;w:DontGrowAutofit/&gt;</text:p><text:p><text:s text:c="3"/>&lt;w:DontAutofitConstrainedTables/&gt;</text:p><text:p><text:s text:c="3"/>&lt;w:DontVertAlignInTxbx/&gt;</text:p><text:p><text:s text:c="3"/>&lt;w:UseFELayout/&gt;</text:p><text:p><text:s text:c="2"/>&lt;/w:Compatibility&gt;</text:p><text:p><text:s/>&lt;/w:WordDocument&gt;</text:p><text:p>&lt;/xml&gt;&lt;![endif]--&gt;</text:p></office:annotation></text:span><text:span text:style-name="T1"><office:annotation><dc:date>2014-06-22T10:45:44</dc:date><text:p>&lt;!--[if gte mso 9]&gt;&lt;xml&gt;</text:p><text:p><text:s/>&lt;w:LatentStyles DefLockedState="false" LatentStyleCount="276"&gt;</text:p><text:p><text:s/>&lt;/w:LatentStyles&gt;</text:p><text:p>&lt;/xml&gt;&lt;![endif]--&gt;</text:p></office:annotation></text:span><text:span text:style-name="T1"><office:annotation><dc:date>2014-06-22T10:45:44</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arent:"";</text:p><text:p><text:tab/>mso-padding-alt:0cm 5.4pt 0cm 5.4pt;</text:p><text:p><text:tab/>mso-para-margin:0cm;</text:p><text:p><text:tab/>mso-para-margin-bottom:.0001pt;</text:p><text:p><text:tab/>mso-pagination:widow-orphan;</text:p><text:p><text:tab/>font-size:10.0pt;</text:p><text:p><text:tab/>font-family:"Times New Roman";</text:p><text:p><text:tab/>mso-ansi-language:EN-US;</text:p><text:p><text:tab/>mso-fareast-language:JA;}</text:p><text:p>&lt;/style&gt;</text:p><text:p>&lt;![endif]--&gt;</text:p></office:annotation></text:span><text:span text:style-name="T1"><office:annotation><dc:date>2014-06-22T10:45:44</dc:date><text:p>&lt;!--StartFragment--&gt;</text:p></office:annotation></text:span><text:span text:style-name="T1">Mike Simonsen)</text:span></text:h>
      <text:h text:style-name="P1" text:outline-level="10">Introduction</text:h>
      <text:h text:style-name="P6" text:outline-level="10"><text:span text:style-name="T1">This section details the names, prefixes and designations that are used specifically for naming variable stars. The one major exception is the Greek letter names used by Bayer. There are many variables whose names are derived from the sky survey they were cataloged in, such as Guide Star Catalog (GSC), USNO CCD Astrograph Catalog (UCAC), Bonner Durchmusterung (BD), etc. These are not included these because many</text:span><text:bookmark text:name="_GoBack"/><text:span text:style-name="T1"> of these stars will eventually receive a VSX designation or are also known by other names.</text:span></text:h>
      <text:h text:style-name="P7" text:outline-level="10">This list is not exhaustive, but it includes most of the prefixes and naming conventions typically encountered in searching VSX or using VSTAR.</text:h>
      <text:h text:style-name="P3" text:outline-level="10">Greek Letter Names (Bayer Designations)</text:h>
      <text:h text:style-name="P7" text:outline-level="10">A Bayer designation is a stellar designation in which a specific star is identified by a Greek letter, followed by the genitive form of its parent constellation's Latin name. Most of the brighter stars were assigned their first systematic names by the German astronomer Johann Bayer in 1603, in his star atlas Uranometria. Bayer assigned a lower-case Greek letter, such as alpha (α), beta (β), gamma (γ), etc., to each star he catalogued, combined with the Latin name of the star’s parent constellation in genitive (possessive) form. For example, Aldebaran is designated α Tauri (alpha Tauri), which means "alpha of the Bull". </text:h>
      <text:h text:style-name="P7" text:outline-level="10">A single constellation may contain fifty or more stars, but the Greek alphabet has only twenty-four letters. When these ran out, Bayer began using lower-case Latin letters: hence s Carinae and d Centauri. Within constellations having an extremely large number of stars, Bayer eventually advanced to upper case Latin letters, as in G Scorpii and N Velorum. The last upper-case letter used by Bayer was Q.</text:h>
      <text:h text:style-name="P6" text:outline-level="10"><text:span text:style-name="T1">As luck would have it, many of these bright stars turned out to be variable stars, so they are often known by their Bayer designations. Examples are alpha Orionis, beta Lyrae, delta Cephei and eta Aquilae. AAVSO and VSX use a specific set of abbreviations for these names. To learn more see- </text:span><text:a xlink:type="simple" xlink:href="http://www.aavso.org/greek-letters">http://www.aavso.org/greek-letters</text:a></text:h>
      <text:h text:style-name="P2" text:outline-level="10">Argelander’s System for Naming Variable Stars</text:h>
      <text:h text:style-name="P7" text:outline-level="10">Frederich W. A. Argelander invented the traditional system used to name variable stars today. Under this system, variable stars are named using a variation on the Bayer designation format, combining an identifying label with the Latin genitive (possessive) of the name of the constellation in which the star resides. He started with the letter R to avoid confusion with the Bayer designated stars. As each new variable in a constellation was discovered it received the next letter combination in line.</text:h>
      <text:h text:style-name="P7" text:outline-level="10">The rules for naming stars in order of their discovery is this:</text:h>
      <text:list xml:id="list629038853045645545" text:style-name="L1">
        <text:list-item>
          <text:h text:style-name="P8" text:outline-level="10"><text:span text:style-name="T1">Stars with existing Greek letter Bayer designations are not given new designations.</text:span> </text:h>
        </text:list-item>
        <text:list-item>
          <text:h text:style-name="P8" text:outline-level="10"><text:soft-page-break/><text:span text:style-name="T1">Otherwise, start with the letter R and go through Z.</text:span> </text:h>
        </text:list-item>
        <text:list-item>
          <text:h text:style-name="P8" text:outline-level="10"><text:span text:style-name="T1">Continue with RR through RZ, and then use SS through SZ, TT through TZ and so on until ZZ.</text:span> </text:h>
        </text:list-item>
        <text:list-item>
          <text:h text:style-name="P8" text:outline-level="10"><text:span text:style-name="T1">Then it reverts to the beginning of the alphabet, AA through AZ, BB through BZ, CC through CZ and so on until reaching QZ, omitting J in both the first and second positions.</text:span> </text:h>
        </text:list-item>
        <text:list-item>
          <text:h text:style-name="P8" text:outline-level="10"><text:span text:style-name="T1">Note that the first letter is never further up the alphabet than the second, that is to say no star can be BA, CA, CB, DA or so on.</text:span> </text:h>
        </text:list-item>
        <text:list-item>
          <text:h text:style-name="P8" text:outline-level="10"><text:span text:style-name="T1">The Latin script is abandoned after 334 combinations of letters and numbers are used, starting with V335, V336, and so on.</text:span> </text:h>
        </text:list-item>
      </text:list>
      <text:h text:style-name="P2" text:outline-level="10">Other Naming Conventions</text:h>
      <text:h text:style-name="P7" text:outline-level="10">As if that weren't confusing enough, there are now a host of other prefixes and numbers assigned to variable stars and objects. The following is an alphanumerical guide to help you understand what these names mean and where they came from.</text:h>
      <text:h text:style-name="P6" text:outline-level="10"><text:span text:style-name="T5">1SWASP Jxxxxxx.xx+xxxxxx.x</text:span><text:span text:style-name="T4"> –</text:span><text:span text:style-name="T1"> Variables discovered serendipitously by SuperWASP, a UK extra-solar planet detection program. SuperWASP consists of two robotic observatories (LaPalma and South Africa) that operate continuously all year round. The observatories each consist of eight wide-angle cameras that simultaneously monitor the sky for planetary transit events. </text:span><text:a xlink:type="simple" xlink:href="http://www.superwasp.org/">http://www.superwasp.org/</text:a></text:h>
      <text:h text:style-name="P7" text:outline-level="10"><text:span text:style-name="T11">2MASS Jxxxxxx+xxxxxx</text:span> – Variables discovered by The Two Micron All-Sky Survey (2MASS), a survey of the whole sky in three infrared wavebands around 2 micrometers.</text:h>
      <text:h text:style-name="P6" text:outline-level="10"><text:a xlink:type="simple" xlink:href="http://irsa.ipac.caltech.edu/Missions/2mass.html"><text:span text:style-name="T1">http://irsa.ipac.caltech.edu/Missions/2mass.html</text:span></text:a></text:h>
      <text:h text:style-name="P6" text:outline-level="10"><text:span text:style-name="T6">2QZ Jhhmmss.s-ddmmss</text:span><text:span text:style-name="T1"> – Objects discovered by the 2dF QSO Redshift Survey. The aim is to obtain spectra of QSOs out to redshifts so high the visible light emitted by these objects has shifted into the far infrared. The observations are actually of the ultra-violet part of the spectrum that has been redshifted into the visible. As with most QSO surveys, a serendipitous byproduct is the discovery of CVs and other blue stars. A description and awesome pictures of the equipment can be found here: </text:span><text:a xlink:type="simple" xlink:href="http://www.2dfquasar.org/Spec_Cat/basic.html">http://www.2dfquasar.org/Spec_Cat/basic.html</text:a><text:span text:style-name="T1"> </text:span></text:h>
      <text:h text:style-name="P6" text:outline-level="10"><text:span text:style-name="T1">Home site: </text:span><text:a xlink:type="simple" xlink:href="http://www.2dfquasar.org/index.html">http://www.2dfquasar.org/index.html</text:a></text:h>
      <text:h text:style-name="P6" text:outline-level="10"><text:span text:style-name="T6">3C xxx</text:span><text:span text:style-name="T1"> – These are objects from the Third Cambridge (3C) catalog (Edge et al. 1959), based on radio-wavelength observations at 158 MHz. There are 471 3C sources, numbered sequentially by right ascension. All 3C sources are north of -22 declination. The 3C objects of interest to variable star observers are all active galaxies (quasars, BL Lacs, etc.).</text:span></text:h>
      <text:h text:style-name="P6" text:outline-level="10"><text:span text:style-name="T6">Antipin xx</text:span><text:span text:style-name="T3"> –</text:span><text:span text:style-name="T1"> Variable stars discovered by Sergej V. Antipin, a junior researcher working for the General Catalogue of Variable Stars Group.</text:span></text:h>
      <text:h text:style-name="P6" text:outline-level="10"><text:span text:style-name="T6">ASAS hhmmss+ddmm.m</text:span><text:span text:style-name="T1"> – This is the acronym for All Sky Automated Survey, which is an ongoing survey monitoring millions of stars down to magnitude 14. The survey cameras are </text:span><text:soft-page-break/><text:span text:style-name="T1">located at the Las Campanas Observatory in Chile, so it covers the southern sky from the pole to about +28 degrees declination. </text:span><text:a xlink:type="simple" xlink:href="http://www.astrouw.edu.pl/asas/">http://www.astrouw.edu.pl/asas/</text:a></text:h>
      <text:h text:style-name="P6" text:outline-level="10"><text:span text:style-name="T6">ASASSN-XXaa</text:span><text:span text:style-name="T1"> – Supernovae and cataclysmic variables discovered by the </text:span><text:span text:style-name="T7">All Sky Automated Survey for SuperNovae, a survey running instruments in Hawaii and Chile. Some galactic novae have been discovered and are given the prefix ASASN.</text:span></text:h>
      <text:h text:style-name="P6" text:outline-level="10"><text:span text:style-name="T6">CSS yymmdd: hhmmss+ddmmss</text:span><text:span text:style-name="T1"> – The prefix stands for Catalina Sky Survey followed by the date in yymmdd form, then the coordinates in an unscientific, unsatisfactory format. These are assigned to transient events or cataclysmic variables, mostly. </text:span><text:a xlink:type="simple" xlink:href="http://www.lpl.arizona.edu/css/">http://www.lpl.arizona.edu/css/</text:a></text:h>
      <text:h text:style-name="P6" text:outline-level="10"><text:span text:style-name="T6">CSS_Jxxxxxx.x+xxxxxx</text:span><text:span text:style-name="T1"> – Variables from the Catalina Surveys Periodic Variable Star Catalog, an on-line catalog containing periods, amplitudes, and classifications for ~61,000 periodic variables. </text:span><text:a xlink:type="simple" xlink:href="http://arxiv.org/pdf/1405.4290.pdf">http://arxiv.org/pdf/1405.4290.pdf</text:a></text:h>
      <text:h text:style-name="P6" text:outline-level="10"><text:span text:style-name="T6">EUVE Jhhmm+ddmm</text:span><text:span text:style-name="T1"> – These are objects detected by NASA's Extreme Ultraviolet Explorer, a satellite dedicated to studying objects in far ultraviolet wavelengths. The first part of the mission was dedicated to an all-sky survey using the imaging instruments that cataloged 801 objects. Phase two involved pointed observations, mainly with the spectroscopic instruments. One of the highlights of the mission was the detection of Quasi Periodic Oscillations (QPOs) in SS Cyg.</text:span></text:h>
      <text:h text:style-name="P6" text:outline-level="10"><text:span text:style-name="T6">FBS hhmm+dd.d</text:span><text:span text:style-name="T1"> – Stands for First Byurakan Survey and the coordinates of the object. The First Byurakan Survey (FBS), also known as the Markarian survey, covers about 17,000 square degrees.</text:span></text:h>
      <text:h text:style-name="P6" text:outline-level="10"><text:span text:style-name="T6">FSVS Jhhmm+ddmm</text:span><text:span text:style-name="T1"> – Discoveries from the Faint Sky Variability Survey, the first deep wide field, multi-color, time-sampled CCD photometry survey. It was specifically aimed at detecting point sources as faint as 25th magnitude in V and I and 24.2 in B. Targets were faint CVs, other interacting binaries, brown dwarfs and low mass stars and Kuiper Belt Objects.</text:span></text:h>
      <text:h text:style-name="P6" text:outline-level="10"><text:span text:style-name="T6">HAT-xxx-xxxxxxx</text:span><text:span text:style-name="T1"> – Stars with exoplanet transits discovered by the Hungarian-made Automated Telescope Network (HATNet) Exoplanet Survey. </text:span><text:a xlink:type="simple" xlink:href="http://hatnet.org/">http://hatnet.org/</text:a></text:h>
      <text:h text:style-name="P6" text:outline-level="10"><text:span text:style-name="T6">HadVxxx</text:span><text:span text:style-name="T1"> – This represents variables discovered by Katsumi Haseda. Haseda's most recent discovery was Nova 2002 in Ophiuchus, V2540 Oph.</text:span></text:h>
      <text:h text:style-name="P6" text:outline-level="10"><text:span text:style-name="T6">He-3 xxxx</text:span><text:span text:style-name="T1"> – Variables from Henize, K. G. 1976, "Observations of Southern Emission-Line Stars", Ap.J. Suppl. 30, 491.</text:span></text:h>
      <text:h text:style-name="P6" text:outline-level="10"><text:span text:style-name="T6">HS hhmm+ddmm</text:span><text:span text:style-name="T3"> –</text:span><text:span text:style-name="T1"> The Hamburg Quasar Survey is a wide-angle objective prism survey searching for quasars in the northern sky, avoiding the Milky Way. The limiting magnitude is approximately 17.5B. The taking of the plates was completed in 1997. </text:span><text:a xlink:type="simple" xlink:href="http://www.hs.uni-hamburg.de/EN/For/Exg/Sur/hqs/index.html">http://www.hs.uni-hamburg.de/EN/For/Exg/Sur/hqs/index.html</text:a></text:h>
      <text:h text:style-name="P6" text:outline-level="10"><text:span text:style-name="T6">HVxxxxx</text:span><text:span text:style-name="T1"> – Preliminary designations of variables discovered at Harvard Observatory.</text:span></text:h>
      <text:h text:style-name="P6" text:outline-level="10"><text:span text:style-name="T6">Lanning xx</text:span><text:span text:style-name="T1"> – Discoveries of UV-bright stellar objects by H. H. Lanning from Schmidt plates centered primarily on the galactic plane. In all, seven papers entitled "A finding list of faint UV-bright stars in the galactic plane" were published.</text:span></text:h>
      <text:h text:style-name="P6" text:outline-level="10"><text:soft-page-break/><text:span text:style-name="T6">LD xxx</text:span><text:span text:style-name="T1"> – Variables discovered by Lennart Dahlmark, a Swedish retiree living in southern France are given this prefix. Dahlmark has been conducting a photographic search for new variable stars; discovering several hundred to date.</text:span></text:h>
      <text:h text:style-name="P6" text:outline-level="10"><text:span text:style-name="T6">Markarian xxxx </text:span><text:span text:style-name="T1">– The widely used abbreviation for Markarian objects is Mrk. These are active galaxies from lists published by the Soviet Armenian astrophysicist B.E. Markarian. Markarian looked for galaxies that emit unusually strong UV radiation, which comes from either pervasive star-formation HII regions or from active nuclei. In 1966, Markarian published 'Galaxies With UV Continua'. Around that time, he started the First Byurakan Spectral Sky Survey (FBS), which is now completed. In 1975, Markarian initiated a Second Byurkan Survey (SBS). His collaborators continued the SBS after his death. </text:span></text:h>
      <text:h text:style-name="P6" text:outline-level="10"><text:span text:style-name="T6">MASTER OT Jxxxxxx.xx+xxxxxx.x</text:span><text:span text:style-name="T1"> – Supernovae, cataclysmic variables and other variable objects discovered by the MASTER (Mobile Astronomical System of TElescope Robots) project. </text:span><text:a xlink:type="simple" xlink:href="http://observ.pereplet.ru/">http://observ.pereplet.ru/</text:a></text:h>
      <text:h text:style-name="P6" text:outline-level="10"><text:span text:style-name="T6">MisVxxxx</text:span><text:span text:style-name="T1"> – The stars are named MisV after MISAO Project Variable stars. The MISAO Project makes use of images taken from all over the world, searching for and tracking astronomically remarkable objects. Few of these stars have light curves, and the type and range of many are still undetermined. The project website url is: </text:span><text:a xlink:type="simple" xlink:href="http://www.aerith.net/misao/">http://www.aerith.net/misao/</text:a></text:h>
      <text:h text:style-name="P6" text:outline-level="10"><text:span text:style-name="T6">NSV xxxxx</text:span><text:span text:style-name="T1"> – These are stars in the Catalog of New and Suspected Variable Stars, produced as a companion to the Moscow General Catalog of Variable Stars (GCVS) by B.V. Kukarkin et al. All stars in the NSV have reported but unconfirmed variability, in particular, lacking complete light curves. Some NSV stars will eventually prove truly variable; others will be spurious. Information about this and the General Catalog of Variable Stars can be found at: </text:span><text:a xlink:type="simple" xlink:href="http://www.sai.msu.su/groups/cluster/gcvs/gcvs/intro.htm">http://www.sai.msu.su/groups/cluster/gcvs/gcvs/intro.htm</text:a></text:h>
      <text:h text:style-name="P6" text:outline-level="10"><text:span text:style-name="T6">NSVS Jxxxxxx+xxxxxx</text:span><text:span text:style-name="T1"> – Variable stars discovered as a result of the Northern Sky Variability Survey (NSVS). </text:span><text:a xlink:type="simple" xlink:href="http://skydot.lanl.gov/nsvs/nsvs.php">http://skydot.lanl.gov/nsvs/nsvs.php</text:a></text:h>
      <text:h text:style-name="P7" text:outline-level="10"><text:span text:style-name="T10">OGLE Jxxxxxx.xx-xxxxxx.x</text:span> – The Optical Gravitational Lensing Experiment is a Polish astronomical project that is chiefly concerned with discovering dark matter using the microlensing technique. </text:h>
      <text:h text:style-name="P6" text:outline-level="10"><text:span text:style-name="T1">As a byproduct of the constant monitoring of hundreds of millions of stars, one of the largest catalogs of variable stars was constructed, and the first exoplanets discovered using the microlensing technique were detected. </text:span><text:a xlink:type="simple" xlink:href="http://ogle.astrouw.edu.pl/">http://ogle.astrouw.edu.pl/</text:a></text:h>
      <text:h text:style-name="P6" text:outline-level="10"><text:span text:style-name="T6">OGLE-LMC-RCBxx</text:span><text:span text:style-name="T1"> – R CrB stars discovered by OGLE.</text:span></text:h>
      <text:h text:style-name="P6" text:outline-level="10"><text:span text:style-name="T6">OGLE-RRLYR-xxxxx</text:span><text:span text:style-name="T3"> </text:span><text:span text:style-name="T1">– RR Lyrae stars discovered by OGLE.</text:span></text:h>
      <text:h text:style-name="P6" text:outline-level="10"><text:span text:style-name="T6">PG hhmm+DDd</text:span><text:span text:style-name="T3"> –</text:span><text:span text:style-name="T1"> Palomar Green Survey conducted to search for blue objects covering 10714 square degrees from 266 fields taken on the Palomar 18-inch Schmidt telescope. Limiting magnitudes vary from field to field, ranging from 15.49 to 16.67. The blue objects detected tend to be quasars and cataclysmic variables. The CVs were documented in Green, R. F., et al. 1986, "Cataclysmic Variable Candidates from the Palomar Green Survey", Ap. J. Suppl. 61, 305.</text:span></text:h>
      <text:h text:style-name="P6" text:outline-level="10"><text:soft-page-break/><text:span text:style-name="T6">PKS hhmm+ddd</text:span><text:span text:style-name="T1"> – This was an extensive radio survey (Ekers 1969) of the southern sky undertaken at Parkes (PKS), Australia, originally at 408 MHz and later at 1410 MHz and 2650 MHz. These sources are designated by their truncated 1950 position. For example 3C 273 = PKS 1226+023. This is still the most common, and useful, system of naming quasars.</text:span></text:h>
      <text:h text:style-name="P6" text:outline-level="10"><text:span text:style-name="T6">ROSAT</text:span><text:span text:style-name="T1"> is an acronym for the ROentgen SATellite. ROSAT was an X-ray observatory developed through a cooperative program between Germany, the United States, and the United Kingdom. The satellite was designed and operated by Germany, and was launched by the United States on June 1, 1990. It was turned off on February 12, 1999.</text:span></text:h>
      <text:h text:style-name="P7" text:outline-level="10">Prefixes for x-ray sources detected by ROSAT include, 1RXS, RXS and RX. The J2000 coordinates for the source are then stated according to the accuracy of the X-ray position and the density of stars in the field.</text:h>
      <text:h text:style-name="P7" text:outline-level="10">arcsecond accuracy <text:span text:style-name="T8">→</text:span> RX J012345.6-765432</text:h>
      <text:h text:style-name="P7" text:outline-level="10">tenth-arcmin accuracy <text:span text:style-name="T8">→</text:span> RX J012345-7654.6 </text:h>
      <text:h text:style-name="P6" text:outline-level="10"><text:span text:style-name="T1">arcmin accuracy </text:span><text:span text:style-name="T9">→</text:span><text:span text:style-name="T1"> RX J0123.7-7654</text:span></text:h>
      <text:h text:style-name="P7" text:outline-level="10">Distressingly, these can all refer to a single object!</text:h>
      <text:h text:style-name="P6" text:outline-level="10"><text:span text:style-name="T6">Rosino xxx or N xx</text:span><text:span text:style-name="T1"> – Variables discovered by Italian astronomer L. Rosino, primarily in clusters and galaxies through photographic surveys.</text:span></text:h>
      <text:h text:style-name="P6" text:outline-level="10"><text:span text:style-name="T6">ROTSE1 thru 3 Jhhmmss.ss+ddmmss.s</text:span><text:span text:style-name="T1"> - The Robotic Optical Transient Search Experiment (ROTSE) is dedicated to the observation and detection of optical transients on time scales of seconds to days. The emphasis is on gamma-ray bursts (GRBs). Objects detected by this survey are designated with positions to 0".1 precision. </text:span><text:a xlink:type="simple" xlink:href="http://www.rotse.net/">http://www.rotse.net/</text:a></text:h>
      <text:h text:style-name="P6" text:outline-level="10"><text:span text:style-name="T6">S xxxxx</text:span><text:span text:style-name="T1"> – These are preliminary designations of variables discovered at Sonneberg Observatory.</text:span></text:h>
      <text:h text:style-name="P6" text:outline-level="10"><text:span text:style-name="T6">SBS hhmm+dd.d</text:span><text:span text:style-name="T1"> – Indicates objects discovered by the Second Byurakan Sky Survey, plus the coordinates of the object.</text:span></text:h>
      <text:h text:style-name="P6" text:outline-level="10"><text:span text:style-name="T6">SDSSp Jhhmmss.ss+ddmmss.s</text:span><text:span text:style-name="T1"> – These are discoveries from the Sloan Digital Sky Survey. The positions of the objects are given in the names. SDSS- (Sloan Digital Sky Survey), p- (preliminary astrometry), Jhhmmss.ss+ddmmss.s (the equinox J2000 coordinates). In subsequent papers on CVs detected by SDSS (Szkody et al) the p was dropped and the names became simply SDSS Jhhmmss.ss+ddmmss.s.</text:span></text:h>
      <text:h text:style-name="P6" text:outline-level="10"><text:span text:style-name="T6">SN YYYYaa</text:span><text:span text:style-name="T1"> – IAU named supernovae.</text:span></text:h>
      <text:h text:style-name="P6" text:outline-level="10"><text:span text:style-name="T6">SVS xxx</text:span><text:span text:style-name="T1"> – Soviet Variable Stars, indicates preliminary designations of Soviet-discovered variables.</text:span></text:h>
      <text:h text:style-name="P6" text:outline-level="10"><text:span text:style-name="T6">TAV hhmm+dd</text:span><text:span text:style-name="T1"> – The Astronomer Magazine, in England, has a program that monitors variable stars and suspected variable stars. TAV stands for The Astronomer Variable, plus the 1950 coordinates.</text:span></text:h>
      <text:h text:style-name="P6" text:outline-level="10"><text:soft-page-break/><text:span text:style-name="T6">TASV hhmm+dd</text:span><text:span text:style-name="T1"> – TASV stands for The Astronomer Suspected Variable, plus the 1950 coordinates. The Astronomer Variable star page can be found at this url: </text:span><text:a xlink:type="simple" xlink:href="http://www.theastronomer.org/variables.html">http://www.theastronomer.org/variables.html</text:a></text:h>
      <text:h text:style-name="P6" text:outline-level="10"><text:span text:style-name="T6">TKx</text:span><text:span text:style-name="T1"> – TK stands for T.V. Kryachko. The TK numbers of new variables continue a numbering system first introduced in Kryachko and Solovyov (1996). The authors invented this acronym.</text:span></text:h>
      <text:h text:style-name="P6" text:outline-level="10"><text:span text:style-name="T6">VSX Jhhmmss.s+ddmmss</text:span><text:span text:style-name="T3"> –</text:span><text:span text:style-name="T1"> This is the system used by the International Variable Star Index (VSX), maintained by the AAVSO. These J2000 coordinate designations are applied to newly cataloged objects in VSX. </text:span><text:a xlink:type="simple" xlink:href="http://www.aavso.org/vsx/">http://www.aavso.org/vsx/</text:a></text:h>
      <text:h text:style-name="P6" text:outline-level="10"><text:span text:style-name="T3">XTE Jhhmm+dd </text:span><text:span text:style-name="T1">– These are objects detected by the Rossi X-Ray Timing Explorer Mission. The primary objective of the mission is the study of stellar and galactic systems containing compact objects. These systems include white dwarfs, neutron stars, and possibly black holes. </text:span><text:a xlink:type="simple" xlink:href="http://www.nasa.gov/centers/goddard/missions/rxte.html">http://www.nasa.gov/centers/goddard/missions/rxte.html</text:a></text:h>
      <text:h text:style-name="P6" text:outline-level="10"><office:annotation><dc:date>2014-06-22T10:45:44</dc:date><text:p>&lt;!--EndFragment--&gt;</text:p></office:anno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svg:font-family="Times"/>
    <style:font-face style:name="Trebuchet MS" svg:font-family="'Trebuchet MS'"/>
    <style:font-face style:name="Arial1" svg:font-family="Arial"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6</meta:editing-cycles>
    <dc:date>2014-06-22T11:51:06</dc:date>
    <meta:editing-duration>P2DT12H16M50S</meta:editing-duration>
    <meta:document-statistic meta:table-count="0" meta:image-count="0" meta:object-count="0" meta:page-count="6" meta:paragraph-count="72" meta:word-count="2267" meta:character-count="14860"/>
  </office:meta>
</office:document-meta>
</file>